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9182" officeooo:paragraph-rsid="001c9182"/>
    </style:style>
    <style:style style:name="P2" style:family="paragraph" style:parent-style-name="Standard">
      <style:text-properties officeooo:rsid="001cb60e" officeooo:paragraph-rsid="001cb60e"/>
    </style:style>
    <style:style style:name="P3" style:family="paragraph" style:parent-style-name="Standard">
      <style:text-properties fo:font-weight="bold" officeooo:rsid="001d110c" officeooo:paragraph-rsid="001d110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c7e" officeooo:paragraph-rsid="00218c7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566" officeooo:paragraph-rsid="0022556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a310" officeooo:paragraph-rsid="0023a310" style:font-weight-asian="bold" style:font-weight-complex="bold"/>
    </style:style>
    <style:style style:name="P7" style:family="paragraph" style:parent-style-name="Standard">
      <style:text-properties fo:font-weight="normal" officeooo:rsid="001cb60e" officeooo:paragraph-rsid="001cb60e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d110c" officeooo:paragraph-rsid="001d110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0ae38" officeooo:paragraph-rsid="0020ae3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18c7e" officeooo:paragraph-rsid="00218c7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25566" officeooo:paragraph-rsid="0022556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5bb0b" officeooo:paragraph-rsid="0035bb0b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style:font-name="Nimbus Mono L" officeooo:rsid="001c9182"/>
    </style:style>
    <style:style style:name="P16" style:family="paragraph" style:parent-style-name="Table_20_Contents">
      <style:text-properties style:font-name="Nimbus Mono L" fo:font-weight="normal" officeooo:rsid="001c9182" officeooo:paragraph-rsid="001c9182" style:font-weight-asian="normal" style:font-weight-complex="normal"/>
    </style:style>
    <style:style style:name="P17" style:family="paragraph" style:parent-style-name="Table_20_Contents">
      <style:text-properties style:font-name="Nimbus Mono L" fo:font-weight="normal" officeooo:rsid="001cb60e" officeooo:paragraph-rsid="001cb60e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Nimbus Mono L" fo:font-weight="normal" officeooo:rsid="002996e0" officeooo:paragraph-rsid="002996e0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Mono L" fo:font-weight="normal" officeooo:rsid="002b4644" officeooo:paragraph-rsid="002b4644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mbus Mono L" fo:font-weight="bold" officeooo:rsid="0024f9b3" officeooo:paragraph-rsid="0024f9b3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Nimbus Mono 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officeooo:rsid="00294423" officeooo:paragraph-rsid="00294423"/>
    </style:style>
    <style:style style:name="P23" style:family="paragraph" style:parent-style-name="Table_20_Contents">
      <style:paragraph-properties fo:text-align="center" style:justify-single-word="false"/>
      <style:text-properties officeooo:rsid="0020ae38" officeooo:paragraph-rsid="0020ae38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weight="bold" officeooo:rsid="0026e0fa" officeooo:paragraph-rsid="0026e0fa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1" fo:font-weight="bold" officeooo:rsid="00294423" officeooo:paragraph-rsid="00294423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weight="normal" officeooo:rsid="0027b6db" officeooo:paragraph-rsid="0027b6db" style:font-weight-asian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32" style:family="paragraph" style:parent-style-name="Table_20_Contents" style:list-style-name="L4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33" style:family="paragraph" style:parent-style-name="Table_20_Contents" style:list-style-name="L4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35" style:family="paragraph" style:parent-style-name="Table_20_Contents" style:list-style-name="L5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officeooo:rsid="001cb60e" officeooo:paragraph-rsid="001cb60e"/>
    </style:style>
    <style:style style:name="P38" style:family="paragraph" style:parent-style-name="Standard" style:list-style-name="L2">
      <style:text-properties fo:font-weight="bold" officeooo:rsid="001d110c" officeooo:paragraph-rsid="001d110c" style:font-weight-asian="bold" style:font-weight-complex="bold"/>
    </style:style>
    <style:style style:name="P39" style:family="paragraph" style:parent-style-name="Standard" style:list-style-name="L3">
      <style:text-properties fo:font-weight="bold" officeooo:rsid="001e3ce4" officeooo:paragraph-rsid="001e3ce4" style:font-weight-asian="bold" style:font-weight-complex="bold"/>
    </style:style>
    <style:style style:name="P40" style:family="paragraph" style:parent-style-name="Standard" style:list-style-name="L3">
      <style:text-properties fo:font-weight="bold" officeooo:rsid="001ece52" officeooo:paragraph-rsid="001ece52" style:font-weight-asian="bold" style:font-weight-complex="bold"/>
    </style:style>
    <style:style style:name="P41" style:family="paragraph" style:parent-style-name="Standard" style:list-style-name="L3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dd62b" officeooo:paragraph-rsid="002dd62b" style:font-style-asian="normal" style:font-weight-asian="normal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e857b" officeooo:paragraph-rsid="002e857b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fc3f4" officeooo:paragraph-rsid="002fc3f4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3151ec" officeooo:paragraph-rsid="003151ec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21a1b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3be7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81fa" officeooo:paragraph-rsid="003781fa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b84fe" officeooo:paragraph-rsid="003b84fe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cb2ad" officeooo:paragraph-rsid="0033be78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5bb0b" officeooo:paragraph-rsid="0035bb0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4423" style:font-weight-asian="bold" style:font-weight-complex="bold"/>
    </style:style>
    <style:style style:name="T3" style:family="text">
      <style:text-properties fo:font-weight="bold" officeooo:rsid="002996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60e"/>
    </style:style>
    <style:style style:name="T6" style:family="text">
      <style:text-properties style:font-name="Nimbus Mono L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officeooo:rsid="0033be7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style:text-underline-style="none"/>
    </style:style>
    <style:style style:name="T16" style:family="text">
      <style:text-properties fo:color="#ff0000" style:text-underline-style="none" fo:font-weight="normal" style:font-weight-asian="normal" style:font-weight-complex="normal"/>
    </style:style>
    <style:style style:name="T17" style:family="text">
      <style:text-properties officeooo:rsid="002996e0"/>
    </style:style>
    <style:style style:name="T18" style:family="text">
      <style:text-properties fo:color="#0000cc"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33be78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33be78" style:font-weight-asian="bold" style:font-weight-complex="bold"/>
    </style:style>
    <style:style style:name="T23" style:family="text">
      <style:text-properties style:text-underline-style="none" fo:font-weight="bold" officeooo:rsid="002cb2ad" style:font-weight-asian="bold" style:font-weight-complex="bold"/>
    </style:style>
    <style:style style:name="T24" style:family="text">
      <style:text-properties style:text-underline-style="none" officeooo:rsid="002cb2ad"/>
    </style:style>
    <style:style style:name="T2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LEI 6.404/76</text:p>
            <text:p text:style-name="P15"/>
            <text:p text:style-name="P15"><text:s/>= <text:span text:style-name="T1">RBV</text:span></text:p>
            <text:p text:style-name="P16">(-)Devolução de vendas</text:p>
            <text:p text:style-name="P16">(-)Abatimento sobre vendas</text:p>
            <text:p text:style-name="P16">(-)Impostos sobre vendas</text:p>
            <text:p text:style-name="P16"><text:s/>= <text:span text:style-name="T1">RLV</text:span></text:p>
            <text:p text:style-name="P16">(-)CMV</text:p>
            <text:p text:style-name="P16"><text:s/>= <text:span text:style-name="T1">ROB</text:span></text:p>
            <text:p text:style-name="P16">(-)Despesas operacionais</text:p>
            <text:p text:style-name="P16"><text:s text:c="3"/>- despesas com vendas</text:p>
            <text:p text:style-name="P16"><text:s text:c="3"/>- despesas gerais e administrativas</text:p>
            <text:p text:style-name="P16"><text:s text:c="3"/>- despesas financeiras</text:p>
            <text:p text:style-name="P16"><text:s text:c="3"/>- resultado negativo do MEP</text:p>
            <text:p text:style-name="P16"><text:s text:c="3"/>- variações monetárias passivas</text:p>
            <text:p text:style-name="P16"><text:s/>+ Receitas operacionais</text:p>
            <text:p text:style-name="P16"><text:s text:c="3"/>+ receitas financeiras</text:p>
            <text:p text:style-name="P16"><text:s text:c="3"/>+ resultado positivo do MEP</text:p>
            <text:p text:style-name="P16"><text:s text:c="3"/>+ variações monetárias positivas</text:p>
            <text:p text:style-name="P16"><text:s text:c="3"/>+ receitas de aluguel</text:p>
            <text:p text:style-name="P16"><text:s text:c="3"/>+ dividendos recebidos (investimentos avaliados pelo custo)</text:p>
            <text:p text:style-name="P16"><text:s/>= <text:span text:style-name="T1">ROL</text:span></text:p>
            <text:p text:style-name="P16"><text:s/><text:span text:style-name="T5">+ Outras receitas</text:span></text:p>
            <text:p text:style-name="P17">(-)Outras despesas</text:p>
            <text:p text:style-name="P17"><text:s/>= <text:span text:style-name="T1">LAIR</text:span></text:p>
            <text:p text:style-name="P17">(-)CSLL</text:p>
            <text:p text:style-name="P17">(-)PIR</text:p>
            <text:p text:style-name="P17"><text:s/>= <text:span text:style-name="T1">Resultado antes das participações</text:span></text:p>
            <text:p text:style-name="P17">(-)Participações</text:p>
            <text:p text:style-name="P17"><text:s text:c="3"/>- debenturistas</text:p>
            <text:p text:style-name="P17"><text:s text:c="3"/>- empregados</text:p>
            <text:p text:style-name="P17"><text:s text:c="3"/>- administradores</text:p>
            <text:p text:style-name="P17"><text:s text:c="3"/>- partes beneficiárias</text:p>
            <text:p text:style-name="P17"><text:s text:c="3"/>- fundos de assistência e previdência social dos empregados</text:p>
            <text:p text:style-name="P17"><text:s/>= <text:span text:style-name="T1">LLE</text:span></text:p>
            <text:p text:style-name="P17"><text:s/><text:span text:style-name="T6">÷</text:span> número de ações do CS</text:p>
            <text:p text:style-name="P17"><text:s/>= <text:span text:style-name="T1">Lucro líquido por ação do capital</text:span></text:p>
          </table:table-cell>
        </table:table-row>
      </table:table>
      <text:p text:style-name="Standard"/>
      <text:p text:style-name="P2">O <text:span text:style-name="T1">faturamento bruto</text:span><text:span text:style-name="T4"> não está na Lei 6.404/76.</text:span></text:p>
      <text:list xml:id="list3543474881819244468" text:style-name="L1">
        <text:list-item>
          <text:p text:style-name="P37"><text:span text:style-name="T4">no </text:span><text:span text:style-name="T1">faturamento bruto</text:span><text:span text:style-name="T4">, além da RBV, inclui-se o IPI.</text:span></text:p>
        </text:list-item>
      </text:list>
      <text:p text:style-name="P7"/>
      <text:p text:style-name="P2"><text:span text:style-name="T4">Devoluções de exercícios anteriores são consideradas </text:span><text:span text:style-name="T1">despesas operacionais</text:span><text:span text:style-name="T4">.</text:span></text:p>
      <text:p text:style-name="P7"/>
      <text:p text:style-name="P3">Descontos incondicionais (comerciais)<text:span text:style-name="T4">:</text:span></text:p>
      <text:list xml:id="list444312025552421165" text:style-name="L2">
        <text:list-item>
          <text:p text:style-name="P38"><text:span text:style-name="T4">ocorrem no momento da compra, sendo </text:span><text:span text:style-name="T8">destacados na própria NF</text:span><text:span text:style-name="T11">;</text:span></text:p>
        </text:list-item>
        <text:list-item>
          <text:p text:style-name="P38"><text:span text:style-name="T11">é </text:span><text:span text:style-name="T10">redutora da RBV</text:span><text:span text:style-name="T11">.</text:span></text:p>
        </text:list-item>
      </text:list>
      <text:p text:style-name="P8"/>
      <text:p text:style-name="P3"><text:span text:style-name="T10">Descontos condicionais</text:span><text:span text:style-name="T11"> </text:span><text:span text:style-name="T10">(financeiros)</text:span><text:span text:style-name="T11">:</text:span></text:p>
      <text:list xml:id="list7816935461084498232" text:style-name="L3">
        <text:list-item>
          <text:p text:style-name="P39"><text:soft-page-break/><text:span text:style-name="T11">ocorrem no momento da liquidação de uma dívida ou do recebimento de um direito, fato </text:span><text:span text:style-name="T8">posterior à compra ou à venda</text:span><text:span text:style-name="T11">;</text:span></text:p>
        </text:list-item>
        <text:list-item>
          <text:p text:style-name="P41">só ocorre mediante condição imposta ao devedor;</text:p>
        </text:list-item>
        <text:list-item>
          <text:p text:style-name="P40"><text:span text:style-name="T11">são </text:span><text:span text:style-name="T10">receitas financeiras</text:span><text:span text:style-name="T11"> (se desconto for obtido) ou </text:span><text:span text:style-name="T10">despesas financeiras</text:span><text:span text:style-name="T11"> (se desconto for concedido).</text:span></text:p>
        </text:list-item>
      </text:list>
      <text:p text:style-name="P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CMV = Ei + Compras Líquidas - Ef</text:p>
          </table:table-cell>
        </table:table-row>
      </table:table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Compras Líquidas = Compras Brutas + Fretes e Seguros – Devolução de Compras – Descontos Incondicionais Obtidos</text:p>
          </table:table-cell>
        </table:table-row>
      </table:table>
      <text:p text:style-name="P11"/>
      <text:p text:style-name="P4"><text:span text:style-name="T10">Outras receitas e outras despesas</text:span><text:span text:style-name="T11">: compreendem os ganhos e perdas decorrentes das baixas de bens ou direitos classificados nos grupos </text:span><text:span text:style-name="T7">investimentos, imobilizado e intangível</text:span><text:span text:style-name="T10">.</text:span></text:p>
      <text:p text:style-name="P12"/>
      <text:p text:style-name="P5"><text:span text:style-name="T11">Cada taxa de participação (DEAPF) não pode ser superior a </text:span><text:span text:style-name="T10">10% do resultado do período</text:span><text:span text:style-name="T11">.</text:span></text:p>
      <text:p text:style-name="P13"/>
      <text:p text:style-name="P6"><text:span text:style-name="T10">Atenção!</text:span><text:span text:style-name="T11"> No cálculo das </text:span><text:span text:style-name="T10">participações</text:span><text:span text:style-name="T11"> (DEAPF), retira-se os </text:span><text:span text:style-name="T10">prejuízos acumulados</text:span><text:span text:style-name="T11">, porém, </text:span><text:span text:style-name="T13">na DRE o prejuízo não entra</text:span><text:span text:style-name="T11">. Ex.:</text:span></text:p>
      <text:p text:style-name="P28">Prejuízos Acumulados = 100.000</text:p>
      <text:p text:style-name="P28">Resultado do exercício antes das participações = 600.000</text:p>
      <text:p text:style-name="P28">Debêntures = 10%</text:p>
      <text:p text:style-name="P28">Empregados = 10%</text:p>
      <text:p text:style-name="P28"/>
      <text:p text:style-name="P28">= Resultado do exercício antes das participações.. 600.000</text:p>
      <text:p text:style-name="P28">(-) Debêntures....................................( 50.000)</text:p>
      <text:p text:style-name="P28">(-) Empregados....................................( 45.000)</text:p>
      <text:p text:style-name="P28">= LLE............................................. 505.000</text:p>
      <text:p text:style-name="P2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4">CPC 26</text:p>
            <text:p text:style-name="P24"/>
            <text:p text:style-name="P26">De forma complementar à Lei 6.404/76, estabelece a estrutura mínima da DRE.</text:p>
            <text:p text:style-name="P26"/>
            <text:list xml:id="list3897165591689915987" text:style-name="L4">
              <text:list-item>
                <text:p text:style-name="P32">Receitas;</text:p>
              </text:list-item>
              <text:list-item>
                <text:p text:style-name="P32">CMV;</text:p>
              </text:list-item>
              <text:list-item>
                <text:p text:style-name="P32">Lucro bruto;</text:p>
              </text:list-item>
              <text:list-item>
                <text:p text:style-name="P32">Despesas com vendas, gerais, administrativas, e outras despesas e receitas operacionais;</text:p>
              </text:list-item>
              <text:list-item>
                <text:p text:style-name="P32">Parcela dos resultados de empresas investidas reconhecida por MEP;</text:p>
              </text:list-item>
              <text:list-item>
                <text:p text:style-name="P32">Resultado antes das receitas e despesas financeiras;</text:p>
              </text:list-item>
              <text:list-item>
                <text:p text:style-name="P32">Despesas e receitas financeiras;</text:p>
              </text:list-item>
              <text:list-item>
                <text:p text:style-name="P32">Resultado líquido das operações continuadas;</text:p>
              </text:list-item>
              <text:list-item>
                <text:p text:style-name="P32">Valor <text:span text:style-name="T10">líquido dos seguintes itens:</text:span></text:p>
                <text:list>
                  <text:list-item>
                    <text:p text:style-name="P33">resultado líquido após tributos das operações descontinuadas;</text:p>
                  </text:list-item>
                  <text:list-item>
                    <text:p text:style-name="P33">resultado após os tributos decorrente da mensuração ao valor justo menos despesas de vendas ou na baixa dos ativos ou do grupo de ativos à disposição para venda que constituem a unidade operacional descontinuada;</text:p>
                  </text:list-item>
                </text:list>
              </text:list-item>
              <text:list-item>
                <text:p text:style-name="P33">Resultado líquido do período.</text:p>
              </text:list-item>
            </text:list>
            <text:p text:style-name="P34"/>
            <text:p text:style-name="P26"><text:span text:style-name="T10">Devem ser divulgados na </text:span><text:span text:style-name="T12">Demonstração Consolidada do Resultado do Exercício</text:span><text:span text:style-name="T10">, como </text:span><text:soft-page-break/><text:span text:style-name="T10">alocação do resultado do exercício os </text:span><text:span text:style-name="T12">resultados líquidos atribuíveis</text:span><text:span text:style-name="T10">:</text:span></text:p>
            <text:list xml:id="list5018445019599903120" text:style-name="L5">
              <text:list-item>
                <text:p text:style-name="P35">à participação de sócios não controladores; e</text:p>
              </text:list-item>
              <text:list-item>
                <text:p text:style-name="P35">aos detentores do capital próprio da empresa controladora.</text:p>
              </text:list-item>
            </text:list>
            <text:p text:style-name="P36"/>
            <text:p text:style-name="P27"><text:span text:style-name="T10">Essa estrutura do CPC 26 estabelece a </text:span><text:span text:style-name="T12">evidenciação destacada do resultado proveniente da avaliação de investimentos pelo MEP, do resultado financeiro, além de destacar o resultado proveniente das operações continuadas e descontinuadas da entidade</text:span><text:span text:style-name="T10">.</text:span></text:p>
          </table:table-cell>
        </table:table-row>
      </table:table>
      <text:p text:style-name="P3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Lei 6.404/76</text:p>
          </table:table-cell>
          <table:table-cell table:style-name="Tabela5.B1" office:value-type="string">
            <text:p text:style-name="P25">CPC 26</text:p>
          </table:table-cell>
        </table:table-row>
        <table:table-row>
          <table:table-cell table:style-name="Tabela5.A2" office:value-type="string">
            <text:p text:style-name="P21"><text:s/><text:span text:style-name="T2">= Receita Operacional Bruta</text:span></text:p>
            <text:p text:style-name="P22">(-)Deduções</text:p>
            <text:p text:style-name="P22"><text:s/><text:span text:style-name="T1">= Receita Operacional Líquida</text:span></text:p>
            <text:p text:style-name="P18">(-)CMV</text:p>
            <text:p text:style-name="P18"><text:s/><text:span text:style-name="T1">= Resultado Operacional Bruto</text:span></text:p>
            <text:p text:style-name="P22">(-)Despesas Operacionais</text:p>
            <text:p text:style-name="P22"><text:s text:c="3"/>- despesas c/ vendas</text:p>
            <text:p text:style-name="P22"><text:s text:c="3"/>- despesas gerais e administ.</text:p>
            <text:p text:style-name="P22"><text:s text:c="3"/>- despesas financeiras</text:p>
            <text:p text:style-name="P22"><text:s text:c="3"/>- resultado negativo do MEP</text:p>
            <text:p text:style-name="P22"><text:s text:c="3"/>- var. monetárias passivas</text:p>
            <text:p text:style-name="P22"><text:s/>+ Receitas Operacionais</text:p>
            <text:p text:style-name="P22"><text:s text:c="3"/>+ receitas financeiras</text:p>
            <text:p text:style-name="P22"><text:s text:c="3"/>+ resultado positivo do MEP</text:p>
            <text:p text:style-name="P22"><text:s text:c="3"/>+ var. Monetárias ativas</text:p>
            <text:p text:style-name="P22"><text:s text:c="3"/>+ receitas de aluguel</text:p>
            <text:p text:style-name="P22"><text:s text:c="3"/>+ dividendos recebidos</text:p>
            <text:p text:style-name="P22"><text:s/><text:span text:style-name="T1">= Resultado Operacional Líquido</text:span></text:p>
            <text:p text:style-name="P22"><text:s/>+ Outras Receitas</text:p>
            <text:p text:style-name="P22">(-)Outras Despesas</text:p>
            <text:p text:style-name="P22"><text:s/><text:span text:style-name="T1">= RAIR</text:span></text:p>
            <text:p text:style-name="P22">(-)CSLL</text:p>
            <text:p text:style-name="P22">(-)PIR</text:p>
            <text:p text:style-name="P22"><text:s/><text:span text:style-name="T1">= RAP</text:span></text:p>
            <text:p text:style-name="P22">(-)Participações</text:p>
            <text:p text:style-name="P22"><text:s text:c="3"/>- debêntures</text:p>
            <text:p text:style-name="P22"><text:s text:c="3"/>- empregados</text:p>
            <text:p text:style-name="P22"><text:s text:c="3"/>- administradores</text:p>
            <text:p text:style-name="P22"><text:s text:c="3"/>- partes beneficiárias</text:p>
            <text:p text:style-name="P22"><text:s text:c="3"/>- fundos</text:p>
            <text:p text:style-name="P22"><text:s/><text:span text:style-name="T1">= LLE</text:span></text:p>
            <text:p text:style-name="P22"><text:s/><text:span text:style-name="T6">÷</text:span> Número de ações do CS</text:p>
            <text:p text:style-name="P22"><text:s/><text:span text:style-name="T1">= LL por Ação do CS</text:span></text:p>
          </table:table-cell>
          <table:table-cell table:style-name="Tabela5.B2" office:value-type="string">
            <text:p text:style-name="P21"/>
            <text:p text:style-name="P21"/>
            <text:p text:style-name="P21"><text:s/><text:span text:style-name="T3">=</text:span><text:span text:style-name="T17"> </text:span><text:span text:style-name="T3">Receitas</text:span></text:p>
            <text:p text:style-name="P18">(-)CMV</text:p>
            <text:p text:style-name="P18"><text:s/><text:span text:style-name="T1">=</text:span> <text:span text:style-name="T1">Resultado Operacional Bruto</text:span></text:p>
            <text:p text:style-name="P19">(-)Despesas c/ vendas</text:p>
            <text:p text:style-name="P19">(-)Despesas gerais e administr.</text:p>
            <text:p text:style-name="P19">(-)Outras despesas</text:p>
            <text:p text:style-name="P19"><text:s/>+ Outras receitas</text:p>
            <text:p text:style-name="P19">(+|-)Resultado do MEP</text:p>
            <text:p text:style-name="P19"><text:s/><text:span text:style-name="T1">= Resultado antes das Receitas e Despesas Financeiras</text:span></text:p>
            <text:p text:style-name="P19">(-)Despesas financeiras</text:p>
            <text:p text:style-name="P19"><text:s/>+ Receitas financeiras</text:p>
            <text:p text:style-name="P19"><text:s/><text:span text:style-name="T1">= Resultado antes dos Tributos sobre o Lucro</text:span></text:p>
            <text:p text:style-name="P19">(-)Despesa c/ tributos s/ lucro</text:p>
            <text:p text:style-name="P19"><text:s/><text:span text:style-name="T1">= Resultado líquido das Operações Continuadas</text:span></text:p>
            <text:p text:style-name="P19">(+|-)Resultado líquido das operações descontinuadas</text:p>
            <text:p text:style-name="P19"><text:s/><text:span text:style-name="T1">= Resultado Líquido do Período</text:span></text:p>
          </table:table-cell>
        </table:table-row>
      </table:table>
      <text:p text:style-name="P30"/>
      <text:p text:style-name="P31">Diferenças entre a DRE da Lei 6.404/76 e do CPC 26:</text:p>
      <text:list xml:id="list8217299062081790263" text:style-name="L6">
        <text:list-item>
          <text:p text:style-name="P42">na <text:span text:style-name="T18">L6.404/76</text:span> a DRE começa pela <text:span text:style-name="T18">Receita Bruta</text:span>, no <text:span text:style-name="T14">CPC 26</text:span> pela <text:span text:style-name="T14">Receita Líquida</text:span>;</text:p>
        </text:list-item>
        <text:list-item>
          <text:p text:style-name="P43">no <text:span text:style-name="T14">CPC 26</text:span> há a segregação <text:span text:style-name="T14">Resultado antes das Receitas e Despesas Financeiras</text:span>;</text:p>
        </text:list-item>
        <text:list-item>
          <text:p text:style-name="P44"><text:soft-page-break/>no <text:span text:style-name="T14">CPC 26</text:span> há <text:span text:style-name="T14">Resultado das Operações Descontinuadas</text:span>, que evidencia o resultado com operações de uma linha de produção específica que foram encerradas (“abandonadas”) pela empresa, e, por isso, não são considerados resultados operacionais;</text:p>
        </text:list-item>
        <text:list-item>
          <text:p text:style-name="P45">o <text:span text:style-name="T14">CPC 26</text:span> obriga a divulgação, de forma separada, da natureza e dos montantes dos itens de receita e despesa quando estes são <text:span text:style-name="T1">relevantes</text:span>:</text:p>
          <text:list>
            <text:list-item>
              <text:p text:style-name="P45">reduções nos estoques ao seu <text:span text:style-name="T1">valor realizável líquido</text:span> ou no ativo imobilizado ao seu <text:span text:style-name="T1">valor recuperável</text:span>, bem como as reversões de tais reduções;</text:p>
            </text:list-item>
            <text:list-item>
              <text:p text:style-name="P45">reestruturações de atividades da entidade e reversões de quaisquer provisões para gastos de reestruturação;</text:p>
            </text:list-item>
            <text:list-item>
              <text:p text:style-name="P45">baixas de itens do ativo imobilizado;</text:p>
            </text:list-item>
            <text:list-item>
              <text:p text:style-name="P45">baixas de investimento;</text:p>
            </text:list-item>
            <text:list-item>
              <text:p text:style-name="P45">unidades operacionais descontinuadas;</text:p>
            </text:list-item>
            <text:list-item>
              <text:p text:style-name="P45">solução de litígios; e</text:p>
            </text:list-item>
            <text:list-item>
              <text:p text:style-name="P45">outras reversões de provisões;</text:p>
            </text:list-item>
          </text:list>
        </text:list-item>
        <text:list-item>
          <text:p text:style-name="P46">o <text:span text:style-name="T14">CPC 26</text:span> exige a <text:span text:style-name="T1">subclassificação de despesas:</text:span></text:p>
          <text:list>
            <text:list-item>
              <text:p text:style-name="P47">método da <text:span text:style-name="T1">natureza</text:span> da despesa<text:span text:style-name="T19">: as despesas são agregadas na DRE de acordo com a sua natureza (ex.: depreciações, compras de materiais, despesas com transporte, benefícios aos empregados, despesas com publicidade), não sendo realocados entre as várias funções dentro da entidade;</text:span></text:p>
            </text:list-item>
            <text:list-item>
              <text:p text:style-name="P48">método da <text:span text:style-name="T1">função</text:span> da despesa<text:span text:style-name="T19">: </text:span><text:span text:style-name="T20">também chamado de </text:span><text:span text:style-name="T9">custo dos produtos e serviços vendidos</text:span><text:span text:style-name="T20">, classifica as despesas de acordo com a sua função como parte do custo dos produtos ou serviços vendidos ou, por exemplo, das despesas de distribuição ou das atividades administrativas. No mínimo, a entidade deve divulgar o custo dos produtos e serviços vendidos segundo esse método separadamente das outras despesas. Esse método pode proporcionar informação mais relevante aos usuários do que a classificação de gastos por natureza, mas a alocação de despesas às funções pode exigir alocações arbitrárias e envolver considerável julgamento. </text:span><text:span text:style-name="T22">É o método adotado no Brasil, por força da </text:span><text:span text:style-name="T23">L6.404/76</text:span><text:span text:style-name="T24">.</text:span></text:p>
            </text:list-item>
          </text:list>
        </text:list-item>
      </text:list>
      <text:p text:style-name="P51"/>
      <text:p text:style-name="P14"><text:span text:style-name="T24">A </text:span><text:span text:style-name="T19">entidade </text:span><text:span text:style-name="T21">não deve apresentar na DRE, ou em NE’s, rubricas, receitas ou despesas sob a forma de itens extraordinários</text:span><text:span text:style-name="T19">. Também </text:span><text:span text:style-name="T21">não</text:span><text:span text:style-name="T19"> mais se admite a figura das </text:span><text:span text:style-name="T21">receitas e despesas não operacionais</text:span><text:span text:style-name="T19">. A única discriminação é a dos resultados derivados das atividades descontinuadas.</text:span></text:p>
      <text:p text:style-name="P52"/>
      <text:p text:style-name="P49"><text:span text:style-name="T19">Atenção!</text:span><text:span text:style-name="T25"> Se a questão </text:span><text:span text:style-name="T19">não</text:span><text:span text:style-name="T25"> informar se o desconto concedido é condicional ou incondicional, considerá-lo como </text:span><text:span text:style-name="T19">incondicional</text:span><text:span text:style-name="T25">!</text:span></text:p>
      <text:p text:style-name="P49"><text:span text:style-name="T25"/></text:p>
      <text:p text:style-name="P50"><text:span text:style-name="T25">A </text:span><text:span text:style-name="T19">DRE</text:span><text:span text:style-name="T25"> evidencia a situação </text:span><text:span text:style-name="T15">ECONÔMICA</text:span><text:span text:style-name="T25"> da entidade, procura evidenciar a </text:span><text:span text:style-name="T19">composição do resultado gerado</text:span><text:span text:style-name="T25"> em um determinado período a partir das operações da entidade.</text:span></text:p>
      <text:p text:style-name="P50"><text:span text:style-name="T25"/></text:p>
      <text:p text:style-name="P50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9182" officeooo:paragraph-rsid="001c91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- D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51:21.397151989</meta:creation-date>
    <dc:date>2018-03-19T16:13:14.525430046</dc:date>
    <meta:editing-duration>PT2H43M16S</meta:editing-duration>
    <meta:editing-cycles>28</meta:editing-cycles>
    <meta:generator>LibreOffice/5.2.7.2$Linux_X86_64 LibreOffice_project/20m0$Build-2</meta:generator>
    <meta:document-statistic meta:table-count="5" meta:image-count="0" meta:object-count="0" meta:page-count="4" meta:paragraph-count="147" meta:word-count="1091" meta:character-count="7261" meta:non-whitespace-character-count="6229"/>
  </office:meta>
</office:document-meta>
</file>